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5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T1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fo:font-size="14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fo:color="#00a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4cm" svg:height="0.962cm" svg:x="1.9cm" svg:y="23.4cm">
          <draw:text-box>
            <text:p>SP</text:p>
          </draw:text-box>
        </draw:frame>
        <draw:frame draw:style-name="gr1" draw:text-style-name="P1" draw:layer="layout" svg:width="1.3cm" svg:height="0.962cm" svg:x="17.6cm" svg:y="17.3cm">
          <draw:text-box>
            <text:p>E</text:p>
          </draw:text-box>
        </draw:frame>
        <draw:frame draw:style-name="gr1" draw:text-style-name="P1" draw:layer="layout" svg:width="1.3cm" svg:height="0.962cm" svg:x="11.476cm" svg:y="23.594cm">
          <draw:text-box>
            <text:p>S</text:p>
          </draw:text-box>
        </draw:frame>
        <draw:frame draw:style-name="gr1" draw:text-style-name="P1" draw:layer="layout" svg:width="1.2cm" svg:height="0.962cm" svg:x="6.5cm" svg:y="23.7cm">
          <draw:text-box>
            <text:p>IP</text:p>
          </draw:text-box>
        </draw:frame>
        <draw:frame draw:style-name="gr2" draw:text-style-name="P1" draw:layer="layout" svg:width="1.6cm" svg:height="1cm" svg:x="15cm" svg:y="23.5cm">
          <draw:text-box>
            <text:p>SO</text:p>
          </draw:text-box>
        </draw:frame>
        <draw:frame draw:style-name="gr3" draw:text-style-name="P2" draw:layer="layout" svg:width="2.4cm" svg:height="1.988cm" svg:x="1.9cm" svg:y="20.9cm">
          <draw:text-box>
            <text:p><text:span text:style-name="T1">σ</text:span></text:p>
            <text:p><text:span text:style-name="T2">Data in </text:span></text:p>
            <text:p><text:span text:style-name="T2">(1/1/2022,</text:span></text:p>
            <text:p><text:span text:style-name="T2">31/12/2022)</text:span></text:p>
          </draw:text-box>
        </draw:frame>
        <draw:frame draw:style-name="gr4" draw:text-style-name="P2" draw:layer="layout" svg:width="2.5cm" svg:height="1.594cm" svg:x="17.1cm" svg:y="14.9cm">
          <draw:text-box>
            <text:p><text:span text:style-name="T3">σ</text:span></text:p>
            <text:p><text:span text:style-name="T2">TipoEdificio </text:span></text:p>
            <text:p><text:span text:style-name="T2">!= ‘Ufficio</text:span></text:p>
          </draw:text-box>
        </draw:frame>
        <draw:frame draw:style-name="gr5" draw:text-style-name="P2" draw:layer="layout" svg:width="2.8cm" svg:height="1.2cm" svg:x="16.9cm" svg:y="13cm">
          <draw:text-box>
            <text:p><text:span text:style-name="T3">σ</text:span></text:p>
            <text:p><text:span text:style-name="T2">Città = ‘Torino’</text:span></text:p>
          </draw:text-box>
        </draw:frame>
        <draw:frame draw:style-name="gr6" draw:text-style-name="P2" draw:layer="layout" svg:width="2cm" svg:height="1.3cm" svg:x="11.225cm" svg:y="8.7cm">
          <draw:text-box>
            <text:p><text:span text:style-name="T3">JOIN</text:span></text:p>
            <text:p><text:span text:style-name="T2">Eid</text:span></text:p>
          </draw:text-box>
        </draw:frame>
        <draw:line draw:style-name="gr7" draw:text-style-name="P3" draw:layer="layout" svg:x1="2.5cm" svg:y1="23.3cm" svg:x2="2.5cm" svg:y2="22.9cm">
          <text:p/>
        </draw:line>
        <draw:line draw:style-name="gr7" draw:text-style-name="P3" draw:layer="layout" svg:x1="2.5cm" svg:y1="20.9cm" svg:x2="2.5cm" svg:y2="13cm">
          <text:p/>
        </draw:line>
        <draw:line draw:style-name="gr7" draw:text-style-name="P3" draw:layer="layout" svg:x1="11cm" svg:y1="9.4cm" svg:x2="6cm" svg:y2="10cm">
          <text:p/>
        </draw:line>
        <draw:line draw:style-name="gr7" draw:text-style-name="P3" draw:layer="layout" svg:x1="18cm" svg:y1="17.2cm" svg:x2="18cm" svg:y2="16.5cm">
          <text:p/>
        </draw:line>
        <draw:line draw:style-name="gr7" draw:text-style-name="P3" draw:layer="layout" svg:x1="18cm" svg:y1="13.1cm" svg:x2="18cm" svg:y2="10.9cm">
          <text:p/>
        </draw:line>
        <draw:line draw:style-name="gr7" draw:text-style-name="P3" draw:layer="layout" svg:x1="13cm" svg:y1="9.5cm" svg:x2="18cm" svg:y2="10.9cm">
          <text:p/>
        </draw:line>
        <draw:line draw:style-name="gr7" draw:text-style-name="P3" draw:layer="layout" svg:x1="18cm" svg:y1="14.2cm" svg:x2="17.974cm" svg:y2="14.9cm">
          <text:p/>
        </draw:line>
        <draw:frame draw:style-name="gr4" draw:text-style-name="P2" draw:layer="layout" svg:width="4.2cm" svg:height="1.594cm" svg:x="4.9cm" svg:y="20.806cm">
          <draw:text-box>
            <text:p><text:span text:style-name="T3">σ</text:span></text:p>
            <text:p><text:span text:style-name="T2">Regione = ‘Piemonte’ OR Regione = ‘Liguria’</text:span></text:p>
          </draw:text-box>
        </draw:frame>
        <draw:frame draw:style-name="gr5" draw:text-style-name="P2" draw:layer="layout" svg:width="3.8cm" svg:height="1.2cm" svg:x="10.2cm" svg:y="21.194cm">
          <draw:text-box>
            <text:p><text:span text:style-name="T3">σ</text:span></text:p>
            <text:p><text:span text:style-name="T2">Categoria = ‘Interni’</text:span></text:p>
          </draw:text-box>
        </draw:frame>
        <draw:frame draw:style-name="gr5" draw:text-style-name="P2" draw:layer="layout" svg:width="1.7cm" svg:height="1.2cm" svg:x="12.9cm" svg:y="19.2cm">
          <draw:text-box>
            <text:p><text:span text:style-name="T3">JOIN</text:span></text:p>
            <text:p><text:span text:style-name="T2">Sid</text:span></text:p>
          </draw:text-box>
        </draw:frame>
        <draw:frame draw:style-name="gr5" draw:text-style-name="P2" draw:layer="layout" svg:width="1.7cm" svg:height="1.2cm" svg:x="8.4cm" svg:y="17.6cm">
          <draw:text-box>
            <text:p><text:span text:style-name="T3">JOIN</text:span></text:p>
            <text:p><text:span text:style-name="T2">Pid</text:span></text:p>
          </draw:text-box>
        </draw:frame>
        <draw:line draw:style-name="gr7" draw:text-style-name="P3" draw:layer="layout" svg:x1="12cm" svg:y1="23.694cm" svg:x2="12cm" svg:y2="22.594cm">
          <text:p/>
        </draw:line>
        <draw:line draw:style-name="gr7" draw:text-style-name="P3" draw:layer="layout" svg:x1="7cm" svg:y1="23.7cm" svg:x2="7cm" svg:y2="22.4cm">
          <text:p/>
        </draw:line>
        <draw:line draw:style-name="gr7" draw:text-style-name="P3" draw:layer="layout" svg:x1="12cm" svg:y1="21.6cm" svg:x2="12cm" svg:y2="20.4cm">
          <text:p/>
        </draw:line>
        <draw:line draw:style-name="gr7" draw:text-style-name="P3" draw:layer="layout" svg:x1="9.2cm" svg:y1="16.9cm" svg:x2="9.2cm" svg:y2="17.8cm">
          <text:p/>
        </draw:line>
        <draw:line draw:style-name="gr7" draw:text-style-name="P3" draw:layer="layout" svg:x1="15.7cm" svg:y1="23.4cm" svg:x2="15.7cm" svg:y2="20.8cm">
          <text:p/>
        </draw:line>
        <draw:line draw:style-name="gr7" draw:text-style-name="P3" draw:layer="layout" svg:x1="14.5cm" svg:y1="20.075cm" svg:x2="15.7cm" svg:y2="20.775cm">
          <text:p/>
        </draw:line>
        <draw:frame draw:style-name="gr5" draw:text-style-name="P2" draw:layer="layout" svg:width="1.5cm" svg:height="1.2cm" svg:x="8.6cm" svg:y="15.7cm">
          <draw:text-box>
            <text:p><text:span text:style-name="T3">GB</text:span></text:p>
            <text:p><text:span text:style-name="T2">Sid</text:span></text:p>
          </draw:text-box>
        </draw:frame>
        <draw:frame draw:style-name="gr5" draw:text-style-name="P2" draw:layer="layout" svg:width="3cm" svg:height="1.2cm" svg:x="8.1cm" svg:y="13.6cm">
          <draw:text-box>
            <text:p><text:span text:style-name="T3">σ</text:span></text:p>
            <text:p><text:span text:style-name="T2">COUNT(*) &gt;= 1</text:span></text:p>
          </draw:text-box>
        </draw:frame>
        <draw:line draw:style-name="gr7" draw:text-style-name="P3" draw:layer="layout" svg:x1="9.2cm" svg:y1="15.8cm" svg:x2="9.2cm" svg:y2="15cm">
          <text:p/>
        </draw:line>
        <draw:line draw:style-name="gr7" draw:text-style-name="P3" draw:layer="layout" svg:x1="13.5cm" svg:y1="19.4cm" svg:x2="13.5cm" svg:y2="18.7cm">
          <text:p/>
        </draw:line>
        <draw:frame draw:style-name="gr5" draw:text-style-name="P2" draw:layer="layout" svg:width="4.376cm" svg:height="1.2cm" svg:x="3.824cm" svg:y="11cm">
          <draw:text-box>
            <text:p><text:span text:style-name="T3">LEFT SEMI-JOIN</text:span></text:p>
            <text:p><text:span text:style-name="T2">Sid</text:span></text:p>
          </draw:text-box>
        </draw:frame>
        <draw:line draw:style-name="gr7" draw:text-style-name="P3" draw:layer="layout" svg:x1="6cm" svg:y1="10.9cm" svg:x2="6cm" svg:y2="10cm">
          <text:p/>
        </draw:line>
        <draw:frame draw:style-name="gr5" draw:text-style-name="P2" draw:layer="layout" svg:width="1.3cm" svg:height="1.2cm" svg:x="11.377cm" svg:y="6.151cm">
          <draw:text-box>
            <text:p><text:span text:style-name="T3">GB</text:span></text:p>
            <text:p><text:span text:style-name="T2">Eid</text:span></text:p>
          </draw:text-box>
        </draw:frame>
        <draw:frame draw:style-name="gr8" draw:text-style-name="P2" draw:layer="layout" svg:width="4cm" svg:height="1.4cm" svg:x="10.2cm" svg:y="3.7cm">
          <draw:text-box>
            <text:p><text:span text:style-name="T3">σ</text:span></text:p>
            <text:p><text:span text:style-name="T2">SUM(Costo) &gt;= 1000</text:span></text:p>
          </draw:text-box>
        </draw:frame>
        <draw:line draw:style-name="gr7" draw:text-style-name="P3" draw:layer="layout" svg:x1="12cm" svg:y1="7.4cm" svg:x2="12cm" svg:y2="8.7cm">
          <text:p/>
        </draw:line>
        <draw:line draw:style-name="gr7" draw:text-style-name="P3" draw:layer="layout" svg:x1="12cm" svg:y1="5cm" svg:x2="12cm" svg:y2="6.1cm">
          <text:p/>
        </draw:line>
        <draw:frame draw:style-name="gr5" draw:text-style-name="P2" draw:layer="layout" svg:width="6.7cm" svg:height="1.2cm" svg:x="8.6cm" svg:y="0.8cm">
          <draw:text-box>
            <text:p><text:span text:style-name="T1">π</text:span></text:p>
            <text:p><text:span text:style-name="T2"><text:s text:c="2"/></text:span><text:span text:style-name="T2">Eid, SUM(Costo), SUM(NumeroOre)</text:span></text:p>
          </draw:text-box>
        </draw:frame>
        <draw:line draw:style-name="gr7" draw:text-style-name="P3" draw:layer="layout" svg:x1="12cm" svg:y1="3.8cm" svg:x2="12cm" svg:y2="2.3cm">
          <text:p/>
        </draw:line>
        <draw:line draw:style-name="gr7" draw:text-style-name="P3" draw:layer="layout" svg:x1="7cm" svg:y1="19.2cm" svg:x2="8.1cm" svg:y2="18.5cm">
          <text:p/>
        </draw:line>
        <draw:line draw:style-name="gr7" draw:text-style-name="P3" draw:layer="layout" svg:x1="7.9cm" svg:y1="11.8cm" svg:x2="9cm" svg:y2="12.4cm">
          <text:p/>
        </draw:line>
        <draw:frame draw:style-name="gr9" draw:text-style-name="P4" draw:layer="layout" svg:width="1.4cm" svg:height="0.806cm" svg:x="0.8cm" svg:y="24.2cm">
          <draw:text-box>
            <text:p><text:span text:style-name="T4">1e9</text:span></text:p>
          </draw:text-box>
        </draw:frame>
        <draw:frame draw:style-name="gr9" draw:text-style-name="P4" draw:layer="layout" svg:width="1.4cm" svg:height="0.806cm" svg:x="16.2cm" svg:y="17.7cm">
          <draw:text-box>
            <text:p><text:span text:style-name="T4">5e7</text:span></text:p>
          </draw:text-box>
        </draw:frame>
        <draw:frame draw:style-name="gr9" draw:text-style-name="P4" draw:layer="layout" svg:width="1.4cm" svg:height="0.806cm" svg:x="5.4cm" svg:y="24.494cm">
          <draw:text-box>
            <text:p><text:span text:style-name="T4">1e4</text:span></text:p>
          </draw:text-box>
        </draw:frame>
        <draw:frame draw:style-name="gr9" draw:text-style-name="P4" draw:layer="layout" svg:width="1.4cm" svg:height="0.806cm" svg:x="10.3cm" svg:y="24.294cm">
          <draw:text-box>
            <text:p><text:span text:style-name="T4">1e2</text:span></text:p>
          </draw:text-box>
        </draw:frame>
        <draw:frame draw:style-name="gr9" draw:text-style-name="P4" draw:layer="layout" svg:width="1.4cm" svg:height="0.806cm" svg:x="14cm" svg:y="24.194cm">
          <draw:text-box>
            <text:p><text:span text:style-name="T4">2e5</text:span></text:p>
          </draw:text-box>
        </draw:frame>
        <draw:frame draw:style-name="gr10" draw:text-style-name="P5" draw:layer="layout" svg:width="1.3cm" svg:height="0.8cm" svg:x="0.7cm" svg:y="21.4cm">
          <draw:text-box>
            <text:p><text:span text:style-name="T5">1/10</text:span></text:p>
          </draw:text-box>
        </draw:frame>
        <draw:frame draw:style-name="gr11" draw:text-style-name="P5" draw:layer="layout" svg:width="1.2cm" svg:height="0.645cm" svg:x="15.7cm" svg:y="15.2cm">
          <draw:text-box>
            <text:p><text:span text:style-name="T5">9/10</text:span></text:p>
          </draw:text-box>
        </draw:frame>
        <draw:frame draw:style-name="gr11" draw:text-style-name="P5" draw:layer="layout" svg:width="1.6cm" svg:height="0.645cm" svg:x="15.3cm" svg:y="13.7cm">
          <draw:text-box>
            <text:p><text:span text:style-name="T5">1/1000</text:span></text:p>
          </draw:text-box>
        </draw:frame>
        <draw:frame draw:style-name="gr11" draw:text-style-name="P5" draw:layer="layout" svg:width="2.1cm" svg:height="0.645cm" svg:x="9.7cm" svg:y="22.594cm">
          <draw:text-box>
            <text:p><text:span text:style-name="T5">1/10</text:span></text:p>
          </draw:text-box>
        </draw:frame>
        <draw:frame draw:style-name="gr11" draw:text-style-name="P5" draw:layer="layout" svg:width="1.5cm" svg:height="0.645cm" svg:x="5.1cm" svg:y="22.4cm">
          <draw:text-box>
            <text:p><text:span text:style-name="T5">1/10</text:span></text:p>
          </draw:text-box>
        </draw:frame>
        <draw:frame draw:style-name="gr9" draw:text-style-name="P6" draw:layer="layout" svg:width="1.6cm" svg:height="0.806cm" svg:x="0.7cm" svg:y="18.3cm">
          <draw:text-box>
            <text:p><text:span text:style-name="T6">1e8</text:span></text:p>
          </draw:text-box>
        </draw:frame>
        <draw:frame draw:style-name="gr9" draw:text-style-name="P6" draw:layer="layout" svg:width="1.4cm" svg:height="0.806cm" svg:x="18.2cm" svg:y="12.094cm">
          <draw:text-box>
            <text:p><text:span text:style-name="T6">5e4</text:span></text:p>
          </draw:text-box>
        </draw:frame>
        <draw:frame draw:style-name="gr9" draw:text-style-name="P6" draw:layer="layout" svg:width="1.2cm" svg:height="0.806cm" svg:x="10.4cm" svg:y="20.388cm">
          <draw:text-box>
            <text:p><text:span text:style-name="T6">10</text:span></text:p>
          </draw:text-box>
        </draw:frame>
        <draw:frame draw:style-name="gr9" draw:text-style-name="P6" draw:layer="layout" svg:width="1.4cm" svg:height="0.806cm" svg:x="5.7cm" svg:y="20.494cm">
          <draw:text-box>
            <text:p><text:span text:style-name="T6">1e3</text:span></text:p>
          </draw:text-box>
        </draw:frame>
        <draw:frame draw:style-name="gr9" draw:text-style-name="P4" draw:layer="layout" svg:width="1.4cm" svg:height="0.806cm" svg:x="15.7cm" svg:y="20.194cm">
          <draw:text-box>
            <text:p><text:span text:style-name="T4">2e5</text:span></text:p>
          </draw:text-box>
        </draw:frame>
        <draw:frame draw:style-name="gr9" draw:text-style-name="P4" draw:layer="layout" svg:width="1.4cm" svg:height="0.806cm" svg:x="14.1cm" svg:y="18.5cm">
          <draw:text-box>
            <text:p><text:span text:style-name="T4">2e4</text:span></text:p>
          </draw:text-box>
        </draw:frame>
        <draw:frame draw:style-name="gr9" draw:text-style-name="P4" draw:layer="layout" svg:width="0.8cm" svg:height="0.806cm" svg:x="10cm" svg:y="13.1cm">
          <draw:text-box>
            <text:p><text:span text:style-name="T4">5</text:span></text:p>
          </draw:text-box>
        </draw:frame>
        <draw:frame draw:style-name="gr12" draw:text-style-name="P4" draw:layer="layout" svg:width="1.4cm" svg:height="0.906cm" svg:x="10cm" svg:y="15.3cm">
          <draw:text-box>
            <text:p><text:span text:style-name="T4">10</text:span></text:p>
          </draw:text-box>
        </draw:frame>
        <draw:frame draw:style-name="gr9" draw:text-style-name="P6" draw:layer="layout" svg:width="1.6cm" svg:height="0.806cm" svg:x="3.9cm" svg:y="9.8cm">
          <draw:text-box>
            <text:p><text:span text:style-name="T6">5e8</text:span></text:p>
          </draw:text-box>
        </draw:frame>
        <draw:frame draw:style-name="gr9" draw:text-style-name="P6" draw:layer="layout" svg:width="1.6cm" svg:height="0.806cm" svg:x="13.9cm" svg:y="7.894cm">
          <draw:text-box>
            <text:p><text:span text:style-name="T6">5e5</text:span></text:p>
          </draw:text-box>
        </draw:frame>
        <draw:frame draw:style-name="gr11" draw:text-style-name="P5" draw:layer="layout" svg:width="1cm" svg:height="0.645cm" svg:x="7cm" svg:y="14.4cm">
          <draw:text-box>
            <text:p><text:span text:style-name="T5">1/2</text:span></text:p>
          </draw:text-box>
        </draw:frame>
        <draw:frame draw:style-name="gr11" draw:text-style-name="P5" draw:layer="layout" svg:width="1.5cm" svg:height="0.645cm" svg:x="8.5cm" svg:y="4.6cm">
          <draw:text-box>
            <text:p><text:span text:style-name="T5">1/10</text:span></text:p>
          </draw:text-box>
        </draw:frame>
        <draw:frame draw:style-name="gr9" draw:text-style-name="P6" draw:layer="layout" svg:width="2cm" svg:height="0.806cm" svg:x="13.6cm" svg:y="5.4cm">
          <draw:text-box>
            <text:p><text:span text:style-name="T6">5e4</text:span></text:p>
          </draw:text-box>
        </draw:frame>
        <draw:frame draw:style-name="gr9" draw:text-style-name="P6" draw:layer="layout" svg:width="2cm" svg:height="0.806cm" svg:x="13.7cm" svg:y="3cm">
          <draw:text-box>
            <text:p><text:span text:style-name="T6">5e3</text:span></text:p>
          </draw:text-box>
        </draw:frame>
        <draw:line draw:style-name="gr7" draw:text-style-name="P3" draw:layer="layout" svg:x1="10cm" svg:y1="18.4cm" svg:x2="13.5cm" svg:y2="18.7cm">
          <text:p/>
        </draw:line>
        <draw:line draw:style-name="gr7" draw:text-style-name="P3" draw:layer="layout" svg:x1="12.7cm" svg:y1="20.2cm" svg:x2="12cm" svg:y2="20.4cm">
          <text:p/>
        </draw:line>
        <draw:frame draw:style-name="gr9" draw:text-style-name="P4" draw:layer="layout" svg:width="1.4cm" svg:height="0.806cm" svg:x="10.019cm" svg:y="17.094cm">
          <draw:text-box>
            <text:p><text:span text:style-name="T4">2e3</text:span></text:p>
          </draw:text-box>
        </draw:frame>
        <draw:line draw:style-name="gr7" draw:text-style-name="P3" draw:layer="layout" svg:x1="9cm" svg:y1="13.7cm" svg:x2="9cm" svg:y2="12.4cm">
          <text:p/>
        </draw:line>
        <draw:line draw:style-name="gr7" draw:text-style-name="P3" draw:layer="layout" svg:x1="3.7cm" svg:y1="11.7cm" svg:x2="2.5cm" svg:y2="13cm">
          <text:p/>
        </draw:line>
        <draw:line draw:style-name="gr7" draw:text-style-name="P3" draw:layer="layout" svg:x1="7cm" svg:y1="20.7cm" svg:x2="7cm" svg:y2="19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0T17:12:49.498000000</dc:date>
    <meta:editing-duration>PT43M10S</meta:editing-duration>
    <meta:editing-cycles>11</meta:editing-cycles>
    <meta:generator>LibreOffice/6.3.6.2$Windows_X86_64 LibreOffice_project/2196df99b074d8a661f4036fca8fa0cbfa33a497</meta:generator>
    <meta:document-statistic meta:object-count="70"/>
  </office:meta>
</office:document-meta>
</file>